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Mono" svg:font-family="'Droid Sans Mono'" style:font-family-generic="swiss" style:font-pitch="fixed"/>
    <style:font-face style:name="WenQuanYi Micro Hei" svg:font-family="'WenQuanYi Micro Hei'" style:font-adornments="标准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48c" officeooo:paragraph-rsid="0017148c"/>
    </style:style>
    <style:style style:name="P2" style:family="paragraph" style:parent-style-name="Standard">
      <style:text-properties officeooo:rsid="0017148c" officeooo:paragraph-rsid="001b92fb"/>
    </style:style>
    <style:style style:name="P3" style:family="paragraph" style:parent-style-name="Standard">
      <style:text-properties officeooo:rsid="0018f63c" officeooo:paragraph-rsid="0018f63c"/>
    </style:style>
    <style:style style:name="P4" style:family="paragraph" style:parent-style-name="Standard">
      <style:text-properties officeooo:paragraph-rsid="0043fd8b"/>
    </style:style>
    <style:style style:name="P5" style:family="paragraph" style:parent-style-name="Standard">
      <style:text-properties officeooo:rsid="001e2e32" officeooo:paragraph-rsid="0043fd8b"/>
    </style:style>
    <style:style style:name="P6" style:family="paragraph" style:parent-style-name="Standard">
      <style:text-properties officeooo:paragraph-rsid="00442c6a"/>
    </style:style>
    <style:style style:name="P7" style:family="paragraph" style:parent-style-name="Standard">
      <style:text-properties officeooo:rsid="0043fd8b" officeooo:paragraph-rsid="0043fd8b"/>
    </style:style>
    <style:style style:name="P8" style:family="paragraph" style:parent-style-name="Standard">
      <style:text-properties officeooo:rsid="00442c6a"/>
    </style:style>
    <style:style style:name="P9" style:family="paragraph" style:parent-style-name="Standard">
      <style:text-properties officeooo:rsid="00442c6a" officeooo:paragraph-rsid="005aa664"/>
    </style:style>
    <style:style style:name="P10" style:family="paragraph" style:parent-style-name="Standard">
      <style:text-properties officeooo:rsid="00164372" officeooo:paragraph-rsid="003f03fa"/>
    </style:style>
    <style:style style:name="P11" style:family="paragraph" style:parent-style-name="Text_20_body">
      <style:text-properties style:font-name="Droid Sans Mono" fo:font-size="10.5pt" officeooo:rsid="001d141f" officeooo:paragraph-rsid="001d141f" style:font-size-asian="10.5pt" style:font-size-complex="10.5pt"/>
    </style:style>
    <style:style style:name="P12" style:family="paragraph" style:parent-style-name="Text_20_body">
      <style:text-properties style:font-name="Droid Sans Mono" fo:font-size="10.5pt" officeooo:rsid="0022dcb3" officeooo:paragraph-rsid="0022dcb3" style:font-size-asian="10.5pt" style:font-size-complex="10.5pt"/>
    </style:style>
    <style:style style:name="P13" style:family="paragraph" style:parent-style-name="Text_20_body">
      <style:text-properties style:font-name="Droid Sans Mono" fo:font-size="10.5pt" officeooo:rsid="002cc9ba" officeooo:paragraph-rsid="002cc9ba" style:font-size-asian="10.5pt" style:font-size-complex="10.5pt"/>
    </style:style>
    <style:style style:name="P14" style:family="paragraph" style:parent-style-name="Text_20_body">
      <style:text-properties style:font-name="Droid Sans Mono" fo:font-size="10.5pt" officeooo:rsid="002a437c" officeooo:paragraph-rsid="00442c6a" style:font-size-asian="10.5pt" style:font-size-complex="10.5pt"/>
    </style:style>
    <style:style style:name="P15" style:family="paragraph" style:parent-style-name="Text_20_body">
      <style:text-properties style:font-name="Droid Sans Mono" fo:font-size="10.5pt" officeooo:rsid="002b6cd8" officeooo:paragraph-rsid="00442c6a" style:font-size-asian="10.5pt" style:font-size-complex="10.5pt"/>
    </style:style>
    <style:style style:name="P16" style:family="paragraph" style:parent-style-name="Text_20_body">
      <style:text-properties style:font-name="Droid Sans Mono" fo:font-size="10.5pt" officeooo:rsid="002823b8" officeooo:paragraph-rsid="00442c6a" style:font-size-asian="10.5pt" style:font-size-complex="10.5pt"/>
    </style:style>
    <style:style style:name="P17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8" style:family="paragraph" style:parent-style-name="Text_20_body">
      <style:text-properties officeooo:paragraph-rsid="002e0f1d"/>
    </style:style>
    <style:style style:name="P19" style:family="paragraph" style:parent-style-name="Text_20_body">
      <style:text-properties officeooo:rsid="002e0f1d" officeooo:paragraph-rsid="002e0f1d"/>
    </style:style>
    <style:style style:name="P20" style:family="paragraph" style:parent-style-name="Text_20_body">
      <style:text-properties officeooo:paragraph-rsid="00442c6a"/>
    </style:style>
    <style:style style:name="P21" style:family="paragraph" style:parent-style-name="Text_20_body">
      <style:text-properties officeooo:rsid="0043fd8b"/>
    </style:style>
    <style:style style:name="P22" style:family="paragraph" style:parent-style-name="Text_20_body">
      <style:text-properties style:font-name="DejaVu Sans Mono" fo:font-size="10.5pt" officeooo:rsid="00442c6a" officeooo:paragraph-rsid="00442c6a" style:font-size-asian="10.5pt" style:font-size-complex="10.5pt"/>
    </style:style>
    <style:style style:name="P23" style:family="paragraph" style:parent-style-name="Text_20_body">
      <style:text-properties officeooo:rsid="0017148c"/>
    </style:style>
    <style:style style:name="P24" style:family="paragraph" style:parent-style-name="Text_20_body">
      <style:text-properties officeooo:paragraph-rsid="00574e44"/>
    </style:style>
    <style:style style:name="P25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26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27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258192" officeooo:paragraph-rsid="00258192" style:font-size-asian="10.5pt" style:font-size-complex="10.5pt"/>
    </style:style>
    <style:style style:name="P28" style:family="paragraph" style:parent-style-name="Text_20_body">
      <style:paragraph-properties fo:margin-left="0in" fo:margin-right="0in" fo:text-indent="0.4689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29" style:family="paragraph" style:parent-style-name="Text_20_body">
      <style:paragraph-properties fo:margin-left="0in" fo:margin-right="0in" fo:text-indent="0.5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30" style:family="paragraph" style:parent-style-name="Text_20_body">
      <style:paragraph-properties fo:margin-left="0in" fo:margin-right="0in" fo:text-indent="0.448in" style:auto-text-indent="false"/>
      <style:text-properties style:font-name="Droid Sans Mono" fo:font-size="10.5pt" officeooo:rsid="001d141f" officeooo:paragraph-rsid="0022dcb3" style:font-size-asian="10.5pt" style:font-size-complex="10.5pt"/>
    </style:style>
    <style:style style:name="P31" style:family="paragraph" style:parent-style-name="Text_20_body">
      <style:paragraph-properties fo:margin-left="0in" fo:margin-right="0in" fo:text-indent="0.4583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Droid Sans Mono" fo:font-size="10.5pt" officeooo:rsid="0023bcb8" officeooo:paragraph-rsid="0023bcb8" style:font-size-asian="10.5pt" style:font-size-complex="10.5pt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paragraph-rsid="0023bcb8"/>
    </style:style>
    <style:style style:name="P34" style:family="paragraph" style:parent-style-name="Text_20_body">
      <style:paragraph-properties fo:margin-left="0in" fo:margin-right="0in" fo:text-indent="0.552in" style:auto-text-indent="false"/>
      <style:text-properties style:font-name="Droid Sans Mono" fo:font-size="10.5pt" officeooo:rsid="001d141f" officeooo:paragraph-rsid="0022dcb3" style:font-size-asian="10.5pt" style:font-size-complex="10.5pt"/>
    </style:style>
    <style:style style:name="P35" style:family="paragraph" style:parent-style-name="Text_20_body">
      <style:paragraph-properties fo:margin-left="0in" fo:margin-right="0in" fo:text-indent="0.552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36" style:family="paragraph" style:parent-style-name="Text_20_body">
      <style:paragraph-properties fo:margin-left="0in" fo:margin-right="0in" fo:text-indent="0.5102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37" style:family="paragraph" style:parent-style-name="Text_20_body">
      <style:paragraph-properties fo:margin-left="0in" fo:margin-right="0in" fo:text-indent="0.4791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38" style:family="paragraph" style:parent-style-name="Text_20_body">
      <style:paragraph-properties fo:margin-left="0in" fo:margin-right="0in" fo:text-indent="0.4791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39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40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58192" officeooo:paragraph-rsid="00258192" style:font-size-asian="10.5pt" style:font-size-complex="10.5pt"/>
    </style:style>
    <style:style style:name="P41" style:family="paragraph" style:parent-style-name="Text_20_body">
      <style:paragraph-properties fo:margin-left="0in" fo:margin-right="0in" fo:text-indent="0.3543in" style:auto-text-indent="false"/>
      <style:text-properties style:font-name="Droid Sans Mono" fo:font-size="10.5pt" officeooo:rsid="002cc9ba" officeooo:paragraph-rsid="002cc9ba" style:font-size-asian="10.5pt" style:font-size-complex="10.5pt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Standard" style:list-style-name="L30">
      <style:text-properties officeooo:rsid="00512a40" officeooo:paragraph-rsid="00512a40"/>
    </style:style>
    <style:style style:name="P45" style:family="paragraph" style:parent-style-name="Standard" style:list-style-name="L30">
      <style:text-properties officeooo:rsid="0052f716" officeooo:paragraph-rsid="0052f716"/>
    </style:style>
    <style:style style:name="P46" style:family="paragraph" style:parent-style-name="Standard" style:list-style-name="L30">
      <style:text-properties officeooo:rsid="0017148c" officeooo:paragraph-rsid="0052f716"/>
    </style:style>
    <style:style style:name="P47" style:family="paragraph" style:parent-style-name="Standard" style:list-style-name="L30">
      <style:text-properties officeooo:rsid="0017148c" officeooo:paragraph-rsid="00549d25"/>
    </style:style>
    <style:style style:name="P48" style:family="paragraph" style:parent-style-name="Standard" style:list-style-name="L30">
      <style:text-properties officeooo:rsid="00549d25" officeooo:paragraph-rsid="00549d25"/>
    </style:style>
    <style:style style:name="P49" style:family="paragraph" style:parent-style-name="Standard" style:list-style-name="L33"/>
    <style:style style:name="P50" style:family="paragraph" style:parent-style-name="Standard" style:list-style-name="L33">
      <style:text-properties officeooo:paragraph-rsid="0043fd8b"/>
    </style:style>
    <style:style style:name="P51" style:family="paragraph" style:parent-style-name="Standard" style:list-style-name="L34"/>
    <style:style style:name="P52" style:family="paragraph" style:parent-style-name="Standard">
      <style:text-properties officeooo:rsid="00442c6a"/>
    </style:style>
    <style:style style:name="P53" style:family="paragraph" style:parent-style-name="Standard" style:master-page-name="">
      <style:paragraph-properties style:page-number="auto" fo:break-before="auto" fo:break-after="auto"/>
    </style:style>
    <style:style style:name="P54" style:family="paragraph" style:parent-style-name="Text_20_body" style:list-style-name="L32">
      <style:text-properties officeooo:rsid="002e0f1d" officeooo:paragraph-rsid="002e0f1d"/>
    </style:style>
    <style:style style:name="P55" style:family="paragraph" style:parent-style-name="Text_20_body">
      <style:text-properties officeooo:rsid="002e0f1d" officeooo:paragraph-rsid="00574e44"/>
    </style:style>
    <style:style style:name="P56" style:family="paragraph" style:parent-style-name="Text_20_body">
      <style:text-properties officeooo:paragraph-rsid="005ef1b4"/>
    </style:style>
    <style:style style:name="P57" style:family="paragraph" style:parent-style-name="Text_20_body">
      <style:text-properties fo:color="#0000ff" officeooo:rsid="005f0a6c" officeooo:paragraph-rsid="005f0a6c"/>
    </style:style>
    <style:style style:name="P58" style:family="paragraph" style:parent-style-name="Text_20_body">
      <style:text-properties fo:color="#cccccc"/>
    </style:style>
    <style:style style:name="P59" style:family="paragraph" style:parent-style-name="Text_20_body">
      <style:text-properties fo:color="#cccccc" officeooo:paragraph-rsid="0057d478" fo:background-color="transparent"/>
    </style:style>
    <style:style style:name="P60" style:family="paragraph" style:parent-style-name="Text_20_body">
      <style:text-properties fo:color="#cccccc" officeooo:rsid="002e0f1d" officeooo:paragraph-rsid="002e0f1d" fo:background-color="transparent"/>
    </style:style>
    <style:style style:name="P61" style:family="paragraph" style:parent-style-name="Text_20_body">
      <style:text-properties fo:color="#cccccc" officeooo:paragraph-rsid="002e0f1d" fo:background-color="transparent"/>
    </style:style>
    <style:style style:name="P62" style:family="paragraph" style:parent-style-name="Text_20_body">
      <style:text-properties fo:color="#cccccc" officeooo:rsid="003139cc" officeooo:paragraph-rsid="002e0f1d" fo:background-color="transparent"/>
    </style:style>
    <style:style style:name="P63" style:family="paragraph" style:parent-style-name="Text_20_body">
      <style:text-properties fo:color="#cccccc" officeooo:rsid="003139cc" officeooo:paragraph-rsid="003139cc" fo:background-color="transparent"/>
    </style:style>
    <style:style style:name="P64" style:family="paragraph" style:parent-style-name="Text_20_body">
      <style:text-properties fo:color="#cccccc" officeooo:rsid="00330be9" officeooo:paragraph-rsid="002e0f1d" fo:background-color="transparent"/>
    </style:style>
    <style:style style:name="P65" style:family="paragraph" style:parent-style-name="Text_20_body">
      <style:text-properties fo:color="#cccccc" officeooo:rsid="00330be9" officeooo:paragraph-rsid="00330be9" fo:background-color="transparent"/>
    </style:style>
    <style:style style:name="P66" style:family="paragraph" style:parent-style-name="Text_20_body">
      <style:text-properties fo:color="#cccccc" officeooo:paragraph-rsid="00330be9" fo:background-color="transparent"/>
    </style:style>
    <style:style style:name="P67" style:family="paragraph" style:parent-style-name="Text_20_body">
      <style:text-properties fo:color="#cccccc" officeooo:rsid="0039e8ab" officeooo:paragraph-rsid="0039e8ab" fo:background-color="transparent"/>
    </style:style>
    <style:style style:name="P68" style:family="paragraph" style:parent-style-name="Text_20_body">
      <style:text-properties fo:color="#cccccc" officeooo:paragraph-rsid="002e0f1d"/>
    </style:style>
    <style:style style:name="P69" style:family="paragraph" style:parent-style-name="Text_20_body">
      <style:text-properties fo:color="#cccccc" officeooo:rsid="003387c1" officeooo:paragraph-rsid="003387c1"/>
    </style:style>
    <style:style style:name="P70" style:family="paragraph" style:parent-style-name="Text_20_body">
      <style:text-properties fo:color="#cccccc" officeooo:rsid="003387c1" officeooo:paragraph-rsid="003539d1"/>
    </style:style>
    <style:style style:name="P71" style:family="paragraph" style:parent-style-name="Text_20_body">
      <style:text-properties fo:color="#cccccc" officeooo:paragraph-rsid="0040091a"/>
    </style:style>
    <style:style style:name="P72" style:family="paragraph" style:parent-style-name="Text_20_body">
      <style:text-properties fo:color="#cccccc" officeooo:rsid="003539d1" officeooo:paragraph-rsid="003387c1"/>
    </style:style>
    <style:style style:name="P73" style:family="paragraph" style:parent-style-name="Text_20_body">
      <style:text-properties fo:color="#cccccc" officeooo:rsid="003539d1" officeooo:paragraph-rsid="003539d1"/>
    </style:style>
    <style:style style:name="P74" style:family="paragraph" style:parent-style-name="Text_20_body">
      <style:text-properties fo:color="#cccccc" officeooo:rsid="003539d1" officeooo:paragraph-rsid="0057d478"/>
    </style:style>
    <style:style style:name="P75" style:family="paragraph" style:parent-style-name="Text_20_body">
      <style:text-properties fo:color="#cccccc" officeooo:paragraph-rsid="003387c1"/>
    </style:style>
    <style:style style:name="P76" style:family="paragraph" style:parent-style-name="Text_20_body">
      <style:text-properties fo:color="#cccccc" officeooo:rsid="00363d60" officeooo:paragraph-rsid="00363d60"/>
    </style:style>
    <style:style style:name="P77" style:family="paragraph" style:parent-style-name="Text_20_body">
      <style:text-properties fo:color="#cccccc" officeooo:rsid="00363d60" officeooo:paragraph-rsid="003bdf97"/>
    </style:style>
    <style:style style:name="P78" style:family="paragraph" style:parent-style-name="Text_20_body">
      <style:text-properties fo:color="#cccccc" officeooo:rsid="00363d60" officeooo:paragraph-rsid="0040091a"/>
    </style:style>
    <style:style style:name="P79" style:family="paragraph" style:parent-style-name="Text_20_body">
      <style:text-properties fo:color="#cccccc" officeooo:rsid="00363d60" officeooo:paragraph-rsid="0036970c"/>
    </style:style>
    <style:style style:name="P80" style:family="paragraph" style:parent-style-name="Text_20_body">
      <style:text-properties fo:color="#cccccc" officeooo:rsid="0039e8ab" officeooo:paragraph-rsid="0039e8ab"/>
    </style:style>
    <style:style style:name="P81" style:family="paragraph" style:parent-style-name="Text_20_body">
      <style:text-properties fo:color="#cccccc" officeooo:rsid="0039e8ab" officeooo:paragraph-rsid="0040091a"/>
    </style:style>
    <style:style style:name="P82" style:family="paragraph" style:parent-style-name="Text_20_body">
      <style:text-properties fo:color="#cccccc" officeooo:rsid="0057d478" officeooo:paragraph-rsid="0057d478"/>
    </style:style>
    <style:style style:name="P83" style:family="paragraph" style:parent-style-name="Text_20_body">
      <style:paragraph-properties fo:margin-left="0in" fo:margin-right="0in" fo:text-indent="0.4898in" style:auto-text-indent="false"/>
      <style:text-properties fo:color="#cccccc" style:font-name="Droid Sans Mono" fo:font-size="10.5pt" officeooo:rsid="0026b9a4" officeooo:paragraph-rsid="002e0f1d" style:font-size-asian="10.5pt" style:font-size-complex="10.5pt"/>
    </style:style>
    <style:style style:name="P84" style:family="paragraph" style:parent-style-name="Text_20_body">
      <style:paragraph-properties fo:margin-left="0in" fo:margin-right="0in" fo:text-indent="0.5209in" style:auto-text-indent="false"/>
      <style:text-properties fo:color="#cccccc" style:font-name="Droid Sans Mono" fo:font-size="10.5pt" officeooo:rsid="0026b9a4" officeooo:paragraph-rsid="002e0f1d" style:font-size-asian="10.5pt" style:font-size-complex="10.5pt"/>
    </style:style>
    <style:style style:name="P85" style:family="paragraph" style:parent-style-name="Text_20_body">
      <style:paragraph-properties fo:margin-left="0in" fo:margin-right="0in" fo:text-indent="0.5209in" style:auto-text-indent="false"/>
      <style:text-properties fo:color="#cccccc" style:font-name="Droid Sans Mono" fo:font-size="10.5pt" officeooo:rsid="0022dcb3" officeooo:paragraph-rsid="002e0f1d" style:font-size-asian="10.5pt" style:font-size-complex="10.5pt"/>
    </style:style>
    <style:style style:name="P86" style:family="paragraph" style:parent-style-name="Text_20_body">
      <style:paragraph-properties fo:margin-left="0in" fo:margin-right="0in" fo:text-indent="0.4791in" style:auto-text-indent="false"/>
      <style:text-properties fo:color="#cccccc" style:font-name="Droid Sans Mono" fo:font-size="10.5pt" officeooo:rsid="0026b9a4" officeooo:paragraph-rsid="002e0f1d" style:font-size-asian="10.5pt" style:font-size-complex="10.5pt"/>
    </style:style>
    <style:style style:name="P87" style:family="paragraph" style:parent-style-name="Heading_20_1">
      <style:text-properties officeooo:rsid="002d22c8"/>
    </style:style>
    <style:style style:name="P88" style:family="paragraph" style:parent-style-name="Heading_20_1" style:master-page-name="">
      <style:paragraph-properties style:page-number="auto" fo:break-before="auto" fo:break-after="auto"/>
      <style:text-properties officeooo:rsid="0017148c"/>
    </style:style>
    <style:style style:name="P89" style:family="paragraph" style:parent-style-name="Heading_20_1" style:master-page-name="">
      <style:paragraph-properties style:page-number="auto" fo:break-before="auto" fo:break-after="auto"/>
    </style:style>
    <style:style style:name="P90" style:family="paragraph" style:parent-style-name="Heading_20_2">
      <style:text-properties officeooo:paragraph-rsid="0046e08f"/>
    </style:style>
    <style:style style:name="P91" style:family="paragraph" style:parent-style-name="Heading_20_2">
      <style:text-properties officeooo:rsid="003dd530"/>
    </style:style>
    <style:style style:name="P92" style:family="paragraph" style:parent-style-name="Heading_20_2">
      <style:text-properties officeooo:rsid="003dd530" officeooo:paragraph-rsid="005aa664"/>
    </style:style>
    <style:style style:name="P93" style:family="paragraph" style:parent-style-name="Heading_20_2">
      <style:text-properties officeooo:paragraph-rsid="005f0a6c"/>
    </style:style>
    <style:style style:name="P94" style:family="paragraph" style:parent-style-name="Heading_20_3">
      <style:text-properties officeooo:paragraph-rsid="005ef1b4"/>
    </style:style>
    <style:style style:name="P95" style:family="paragraph">
      <style:paragraph-properties fo:margin-left="0in" fo:margin-right="0in" fo:margin-top="0in" fo:margin-bottom="0in" fo:line-height="100%" fo:text-align="center" fo:text-indent="0in"/>
    </style:style>
    <style:style style:name="P96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in" fo:margin-right="0in" fo:margin-top="0in" fo:margin-bottom="0in" fo:line-height="100%" fo:text-align="end" fo:text-indent="0in"/>
    </style:style>
    <style:style style:name="P98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be46"/>
    </style:style>
    <style:style style:name="T2" style:family="text">
      <style:text-properties officeooo:rsid="001d141f"/>
    </style:style>
    <style:style style:name="T3" style:family="text">
      <style:text-properties style:font-name="Droid Sans Mono" fo:font-size="10.5pt" officeooo:rsid="0023bcb8" style:font-size-asian="10.5pt" style:font-size-complex="10.5pt"/>
    </style:style>
    <style:style style:name="T4" style:family="text">
      <style:text-properties style:font-name="Droid Sans Mono" fo:font-size="10.5pt" officeooo:rsid="005ef1b4" style:font-size-asian="10.5pt" style:font-size-complex="10.5pt"/>
    </style:style>
    <style:style style:name="T5" style:family="text">
      <style:text-properties officeooo:rsid="002b6cd8"/>
    </style:style>
    <style:style style:name="T6" style:family="text">
      <style:text-properties officeooo:rsid="002e0f1d"/>
    </style:style>
    <style:style style:name="T7" style:family="text">
      <style:text-properties officeooo:rsid="00330be9"/>
    </style:style>
    <style:style style:name="T8" style:family="text">
      <style:text-properties officeooo:rsid="003387c1"/>
    </style:style>
    <style:style style:name="T9" style:family="text">
      <style:text-properties officeooo:rsid="003539d1"/>
    </style:style>
    <style:style style:name="T10" style:family="text">
      <style:text-properties officeooo:rsid="003bdf97"/>
    </style:style>
    <style:style style:name="T11" style:family="text">
      <style:text-properties officeooo:rsid="003dd530"/>
    </style:style>
    <style:style style:name="T12" style:family="text">
      <style:text-properties officeooo:rsid="0040091a"/>
    </style:style>
    <style:style style:name="T13" style:family="text">
      <style:text-properties officeooo:rsid="00405a73"/>
    </style:style>
    <style:style style:name="T14" style:family="text">
      <style:text-properties officeooo:rsid="0043fd8b"/>
    </style:style>
    <style:style style:name="T15" style:family="text">
      <style:text-properties officeooo:rsid="001ba016"/>
    </style:style>
    <style:style style:name="T16" style:family="text">
      <style:text-properties officeooo:rsid="00442c6a"/>
    </style:style>
    <style:style style:name="T17" style:family="text">
      <style:text-properties officeooo:rsid="0035144c"/>
    </style:style>
    <style:style style:name="T18" style:family="text">
      <style:text-properties officeooo:rsid="00360cf6"/>
    </style:style>
    <style:style style:name="T19" style:family="text">
      <style:text-properties officeooo:rsid="0046e08f"/>
    </style:style>
    <style:style style:name="T20" style:family="text">
      <style:text-properties officeooo:rsid="0050fcb4"/>
    </style:style>
    <style:style style:name="T21" style:family="text">
      <style:text-properties officeooo:rsid="00512a40"/>
    </style:style>
    <style:style style:name="T22" style:family="text">
      <style:text-properties officeooo:rsid="0052f716"/>
    </style:style>
    <style:style style:name="T23" style:family="text">
      <style:text-properties officeooo:rsid="00564f28"/>
    </style:style>
    <style:style style:name="T24" style:family="text">
      <style:text-properties officeooo:rsid="0057d478"/>
    </style:style>
    <style:style style:name="T25" style:family="text">
      <style:text-properties fo:color="#808000"/>
    </style:style>
    <style:style style:name="T26" style:family="text">
      <style:text-properties fo:color="#808000" officeooo:rsid="0040091a"/>
    </style:style>
    <style:style style:name="T27" style:family="text">
      <style:text-properties fo:color="#808000" officeooo:rsid="00405a73"/>
    </style:style>
    <style:style style:name="T28" style:family="text">
      <style:text-properties officeooo:rsid="005aa664"/>
    </style:style>
    <style:style style:name="T29" style:family="text">
      <style:text-properties officeooo:rsid="005b6353"/>
    </style:style>
    <style:style style:name="T30" style:family="text">
      <style:text-properties officeooo:rsid="005d4879"/>
    </style:style>
    <style:style style:name="T31" style:family="text">
      <style:text-properties officeooo:rsid="005ef1b4"/>
    </style:style>
    <style:style style:name="T32" style:family="text"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center" style:horizontal-rel="paragraph"/>
    </style:style>
    <style:style style:name="gr2" style:family="graphic" style:list-style-name="L35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945in" fo:min-width="1.2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40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min-height="1.386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1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945in" fo:min-width="1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47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min-height="0.62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50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945in" fo:min-width="1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5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5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5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5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min-height="0.629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58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8807in" fo:min-width="0.4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59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411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64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65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66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67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68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69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7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71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0.9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7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7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74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008in" fo:min-width="1.3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7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1114_1427197658"/>The Clobaframe Manual<text:bookmark-end text:name="__RefHeading__1114_1427197658"/></text:p>
      <text:p text:style-name="P17">For version 2.<text:span text:style-name="T30">4</text:span> Last updated: 201<text:span text:style-name="T30">5</text:span>-0<text:span text:style-name="T30">4</text:span>-0<text:span text:style-name="T30">6</text:span></text:p>
      <text:p text:style-name="Text_20_body"/>
      <text:p text:style-name="P23"/>
      <text:table-of-content text:style-name="Sect1" text:protected="true" text:name="内容目录1">
        <text:table-of-content-source text:outline-level="2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42"><text:a xlink:type="simple" xlink:href="#__RefHeading__1118_1427197658" text:style-name="Index_20_Link" text:visited-style-name="Index_20_Link">1Clobaframe 在 web app 当中的角色<text:tab/>2</text:a></text:p>
          <text:p text:style-name="P42"><text:a xlink:type="simple" xlink:href="#__RefHeading__1241_1112260367" text:style-name="Index_20_Link" text:visited-style-name="Index_20_Link">2各个子模块的作用及依赖关系<text:tab/>3</text:a></text:p>
          <text:p text:style-name="P42"><text:a xlink:type="simple" xlink:href="#__RefHeading__6885_1452528826" text:style-name="Index_20_Link" text:visited-style-name="Index_20_Link">3使用示例<text:tab/>3</text:a></text:p>
          <text:p text:style-name="P43"><text:a xlink:type="simple" xlink:href="#__RefHeading__1124_1427197658" text:style-name="Index_20_Link" text:visited-style-name="Index_20_Link">3.1Query<text:tab/>3</text:a></text:p>
          <text:p text:style-name="P43"><text:a xlink:type="simple" xlink:href="#__RefHeading__1126_1427197658" text:style-name="Index_20_Link" text:visited-style-name="Index_20_Link">3.2Cache<text:tab/>5</text:a></text:p>
          <text:p text:style-name="P43"><text:a xlink:type="simple" xlink:href="#__RefHeading__1128_1427197658" text:style-name="Index_20_Link" text:visited-style-name="Index_20_Link">3.3Media<text:tab/>5</text:a></text:p>
          <text:p text:style-name="P43"><text:a xlink:type="simple" xlink:href="#__RefHeading__1130_1427197658" text:style-name="Index_20_Link" text:visited-style-name="Index_20_Link">3.4IO<text:tab/>6</text:a></text:p>
          <text:p text:style-name="P43"><text:a xlink:type="simple" xlink:href="#__RefHeading__1132_1427197658" text:style-name="Index_20_Link" text:visited-style-name="Index_20_Link">3.5Blob Store<text:tab/>7</text:a></text:p>
          <text:p text:style-name="P43"><text:a xlink:type="simple" xlink:href="#__RefHeading__1134_1427197658" text:style-name="Index_20_Link" text:visited-style-name="Index_20_Link">3.6Web Resource<text:tab/>8</text:a></text:p>
          <text:p text:style-name="P43"><text:a xlink:type="simple" xlink:href="#__RefHeading__1136_1427197658" text:style-name="Index_20_Link" text:visited-style-name="Index_20_Link">3.7Extra<text:tab/>8</text:a></text:p>
          <text:p text:style-name="P42"><text:a xlink:type="simple" xlink:href="#__RefHeading__1138_1427197658" text:style-name="Index_20_Link" text:visited-style-name="Index_20_Link">4Clobaframe 的配置文件<text:tab/>9</text:a></text:p>
          <text:p text:style-name="P42"><text:a xlink:type="simple" xlink:href="#__RefHeading__1140_1427197658" text:style-name="Index_20_Link" text:visited-style-name="Index_20_Link">5编译、测试和安装 <text:tab/>11</text:a></text:p>
          <text:p text:style-name="P43"><text:a xlink:type="simple" xlink:href="#__RefHeading__6887_1452528826" text:style-name="Index_20_Link" text:visited-style-name="Index_20_Link">5.1检出源代码<text:tab/>12</text:a></text:p>
          <text:p text:style-name="P43"><text:a xlink:type="simple" xlink:href="#__RefHeading__6889_1452528826" text:style-name="Index_20_Link" text:visited-style-name="Index_20_Link">5.2配置Apache Maven 3<text:tab/>12</text:a></text:p>
          <text:p text:style-name="P43"><text:a xlink:type="simple" xlink:href="#__RefHeading__6891_1452528826" text:style-name="Index_20_Link" text:visited-style-name="Index_20_Link">5.3配置memcached<text:tab/>12</text:a></text:p>
          <text:p text:style-name="P43"><text:a xlink:type="simple" xlink:href="#__RefHeading__9543_1452528826" text:style-name="Index_20_Link" text:visited-style-name="Index_20_Link">5.4创建本地 blobstore目录<text:tab/>13</text:a></text:p>
          <text:p text:style-name="P43"><text:a xlink:type="simple" xlink:href="#__RefHeading__1142_1427197658" text:style-name="Index_20_Link" text:visited-style-name="Index_20_Link">5.5编译<text:tab/>13</text:a></text:p>
          <text:p text:style-name="P43"><text:a xlink:type="simple" xlink:href="#__RefHeading__1285_1112260367" text:style-name="Index_20_Link" text:visited-style-name="Index_20_Link">5.6运行单元测试<text:tab/>13</text:a></text:p>
          <text:p text:style-name="P43"><text:a xlink:type="simple" xlink:href="#__RefHeading__6895_1452528826" text:style-name="Index_20_Link" text:visited-style-name="Index_20_Link">5.7打包<text:tab/>13</text:a></text:p>
          <text:p text:style-name="P43"><text:a xlink:type="simple" xlink:href="#__RefHeading__6897_1452528826" text:style-name="Index_20_Link" text:visited-style-name="Index_20_Link">5.8生成 JavaDoc<text:tab/>13</text:a></text:p>
          <text:p text:style-name="P43"><text:a xlink:type="simple" xlink:href="#__RefHeading__1144_1427197658" text:style-name="Index_20_Link" text:visited-style-name="Index_20_Link">5.9安装jar库到Maven本地仓库<text:tab/>13</text:a></text:p>
          <text:p text:style-name="P42"><text:a xlink:type="simple" xlink:href="#__RefHeading__1148_1427197658" text:style-name="Index_20_Link" text:visited-style-name="Index_20_Link">6在项目中使用 Clobaframe<text:tab/>14</text:a></text:p>
        </text:index-body>
      </text:table-of-content>
      <text:p text:style-name="P1"/>
      <text:p text:style-name="P10"><text:soft-page-break/></text:p>
      <text:p text:style-name="P53">Clobaframe 是一个web应用程序的基础框架，提供统一的接口，封装及抽象各种云服务（如 Amazon WebService, Google App Engine等），简化web程序调用云服务的过程。另外Coapframe 提供了 web 应用程序常用的功能封装，比如图片的处理、对象集合的查询、web 资源（指脚本和样式表等）的自动化管理、音频和视频的元数据提取等，为web应用程序提供必要的支持。目前该框架已经通过Apache协议开源（源码库地址 <text:a xlink:type="simple" xlink:href="https://github.com/ivarptr/clobaframe" text:style-name="Internet_20_link" text:visited-style-name="Visited_20_Internet_20_Link">https://github.com/ivarptr/clobaframe</text:a> ）。</text:p>
      <text:h text:style-name="P88" text:outline-level="1"><text:bookmark-start text:name="__RefHeading__1118_1427197658"/>Clobaframe 在 <text:span text:style-name="T20">web app 当中的角色</text:span><text:bookmark-end text:name="__RefHeading__1118_1427197658"/></text:h>
      <text:p text:style-name="P1"/>
      <text:p text:style-name="P1"><draw:g text:anchor-type="paragraph" draw:z-index="0" draw:style-name="gr1"><draw:custom-shape draw:style-name="gr2" draw:text-style-name="P96" svg:width="1.4807in" svg:height="0.5461in" svg:x="1.6343in" svg:y="0.4354in"><text:p text:style-name="P95"><text:span text:style-name="T32">clobafra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98" svg:width="1.2504in" svg:height="0.2717in" svg:x="0.0598in" svg:y="0in"><draw:text-box><text:p text:style-name="P97"><text:span text:style-name="T32">I/O</text:span></text:p></draw:text-box></draw:frame><draw:frame draw:style-name="gr4" draw:text-style-name="P98" svg:width="1.2504in" svg:height="0.3185in" svg:x="0.0598in" svg:y="0.2634in"><draw:text-box><text:p text:style-name="P97"><text:span text:style-name="T32">Media</text:span></text:p></draw:text-box></draw:frame><draw:frame draw:style-name="gr5" draw:text-style-name="P98" svg:width="1.2504in" svg:height="0.3177in" svg:x="0.0598in" svg:y="0.5118in"><draw:text-box><text:p text:style-name="P97"><text:span text:style-name="T32">Blob Store</text:span></text:p></draw:text-box></draw:frame><draw:frame draw:style-name="gr6" draw:text-style-name="P98" svg:width="1.2504in" svg:height="0.3185in" svg:x="0.0598in" svg:y="0.7661in"><draw:text-box><text:p text:style-name="P97"><text:span text:style-name="T32">Web Resource</text:span></text:p></draw:text-box></draw:frame><draw:custom-shape draw:style-name="gr7" draw:text-style-name="P99" svg:width="0.185in" svg:height="1.5657in" svg:x="1.3098in" svg:y="0.1437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8" draw:text-style-name="P96" svg:width="1.3425in" svg:height="0.5461in" svg:x="3.7634in" svg:y="0.4354in"><text:p text:style-name="P95"><text:span text:style-name="T32">Web Framewo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99" svg:x1="3.1618in" svg:y1="0.7539in" svg:x2="3.6709in" svg:y2="0.7539in"><text:p/></draw:line><draw:frame draw:style-name="gr10" draw:text-style-name="P98" svg:width="1.2504in" svg:height="0.3177in" svg:x="0.0598in" svg:y="1.0173in"><draw:text-box><text:p text:style-name="P97"><text:span text:style-name="T32">Caching</text:span></text:p></draw:text-box></draw:frame><draw:frame draw:style-name="gr11" draw:text-style-name="P98" svg:width="1.2512in" svg:height="0.2724in" svg:x="1.4945in" svg:y="1.5272in"><draw:text-box><text:p text:style-name="P97"><text:span text:style-name="T32">Security</text:span></text:p></draw:text-box></draw:frame><draw:frame draw:style-name="gr12" draw:text-style-name="P98" svg:width="1.2512in" svg:height="0.3177in" svg:x="1.4945in" svg:y="1.7902in"><draw:text-box><text:p text:style-name="P97"><text:span text:style-name="T32">i18n</text:span></text:p></draw:text-box></draw:frame><draw:frame draw:style-name="gr13" draw:text-style-name="P98" svg:width="1.2512in" svg:height="0.3177in" svg:x="1.4945in" svg:y="2.039in"><draw:text-box><text:p text:style-name="P97"><text:span text:style-name="T32">View Tools</text:span></text:p></draw:text-box></draw:frame><draw:custom-shape draw:style-name="gr14" draw:text-style-name="P99" svg:width="0.185in" svg:height="0.7661in" svg:x="2.7453in" svg:y="1.670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15" draw:text-style-name="P99" svg:x1="2.976in" svg:y1="2.0358in" svg:x2="3.3465in" svg:y2="2.0445in"><text:p/></draw:line><draw:line draw:style-name="gr16" draw:text-style-name="P99" svg:x1="3.3465in" svg:y1="0.7539in" svg:x2="3.3571in" svg:y2="2.0276in"><text:p/></draw:line><draw:custom-shape draw:style-name="gr17" draw:text-style-name="P96" svg:width="1.3425in" svg:height="0.5461in" svg:x="5.5224in" svg:y="0.4354in"><text:p text:style-name="P95"><text:span text:style-name="T32">Web Appl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99" svg:x1="5.1524in" svg:y1="0.7087in" svg:x2="5.4764in" svg:y2="0.7087in"><text:p/></draw:line><draw:frame draw:style-name="gr19" draw:text-style-name="P98" svg:width="1.9913in" svg:height="0.2717in" svg:x="2.8835in" svg:y="2.6854in"><draw:text-box><text:p text:style-name="P97"><text:span text:style-name="T32">Script &amp; Style Sheet</text:span></text:p></draw:text-box></draw:frame><draw:frame draw:style-name="gr20" draw:text-style-name="P98" svg:width="1.2504in" svg:height="0.3169in" svg:x="3.6244in" svg:y="2.1547in"><draw:text-box><text:p text:style-name="P97"><text:span text:style-name="T32">Business Logic</text:span></text:p></draw:text-box></draw:frame><draw:frame draw:style-name="gr21" draw:text-style-name="P98" svg:width="1.7134in" svg:height="0.4358in" svg:x="3.1614in" svg:y="2.4028in"><draw:text-box><text:p text:style-name="P97"><text:span text:style-name="T32">Model, Controller &amp; View</text:span></text:p></draw:text-box></draw:frame><draw:custom-shape draw:style-name="gr22" draw:text-style-name="P99" svg:width="0.1858in" svg:height="0.7677in" svg:x="4.9201in" svg:y="2.028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23" draw:text-style-name="P99" svg:x1="5.1055in" svg:y1="2.4043in" svg:x2="5.2445in" svg:y2="2.4043in"><text:p/></draw:line><draw:line draw:style-name="gr24" draw:text-style-name="P99" svg:x1="5.2543in" svg:y1="0.7087in" svg:x2="5.2445in" svg:y2="2.3917in"><text:p/></draw:line><draw:custom-shape draw:style-name="gr25" draw:text-style-name="P96" svg:width="0.6949in" svg:height="1.0461in" svg:x="6.0315in" svg:y="1.8008in"><text:p text:style-name="P95"><text:span text:style-name="T32">Browser</text:span></text:p><text:p text:style-name="P95"><text:span text:style-name="T32">or</text:span></text:p><text:p text:style-name="P95"><text:span text:style-name="T32">AP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100" svg:width="0.0933in" svg:height="0.637in" svg:x="6.3091in" svg:y="1.118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7" draw:text-style-name="P98" svg:width="1.2504in" svg:height="0.3177in" svg:x="0.0598in" svg:y="1.3016in"><draw:text-box><text:p text:style-name="P97"><text:span text:style-name="T32">Query</text:span></text:p></draw:text-box></draw:frame><draw:frame draw:style-name="gr28" draw:text-style-name="P98" svg:width="1.2512in" svg:height="0.3169in" svg:x="1.4945in" svg:y="2.3008in"><draw:text-box><text:p text:style-name="P97"><text:span text:style-name="T32">Data Persistent</text:span></text:p></draw:text-box></draw:frame><draw:frame draw:style-name="gr29" draw:text-style-name="P98" svg:width="1.2504in" svg:height="0.3185in" svg:x="3.6244in" svg:y="1.8925in"><draw:text-box><text:p text:style-name="P97"><text:span text:style-name="T32">Access Control</text:span></text:p></draw:text-box></draw:frame><draw:frame draw:style-name="gr30" draw:text-style-name="P98" svg:width="1.2504in" svg:height="0.3185in" svg:x="0.0598in" svg:y="1.572in"><draw:text-box><text:p text:style-name="P97"><text:span text:style-name="T32">Mail</text:span></text:p></draw:text-box></draw:frame></draw:g></text:p>
      <text:p text:style-name="P1"/>
      <text:p text:style-name="P1"/>
      <text:p text:style-name="P1"/>
      <text:p text:style-name="P2"><text:span text:style-name="T1">Clobaframe 并不是一个web框架，但为可以跟现有的web框架（比如 Spring Web MVC）结合使用。典型的组合由 Clobaframe、Spring Framework、Spring Security、Spring Web MVC和 Apache Velocity 等组成，只需为项目添加必要的数据持久化模块和业务逻辑模块，即可以快速搭建web应用程序。</text:span></text:p>
      <text:p text:style-name="P1"/>
      <text:h text:style-name="P89" text:outline-level="1"><text:bookmark-start text:name="__RefHeading__1241_1112260367"/>各个子模块的作用及依赖关系<text:bookmark-end text:name="__RefHeading__1241_1112260367"/></text:h>
      <text:p text:style-name="P1"/>
      <text:p text:style-name="P1"><draw:g text:anchor-type="paragraph" draw:z-index="1" draw:style-name="gr1"><draw:custom-shape draw:style-name="gr31" draw:text-style-name="P101" svg:width="1.2315in" svg:height="0.4425in" svg:x="1.7217in" svg:y="0.0402in"><text:p text:style-name="P95"><text:span text:style-name="T33">que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2" draw:text-style-name="P101" xml:id="id6" draw:id="id6" svg:width="1.2315in" svg:height="0.4425in" svg:x="1.7217in" svg:y="0.6035in"><text:p text:style-name="P95"><text:span text:style-name="T33">c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3" draw:text-style-name="P101" xml:id="id3" draw:id="id3" svg:width="1.2323in" svg:height="0.4425in" svg:x="3.6453in" svg:y="1.8181in"><text:p text:style-name="P95"><text:span text:style-name="T33">med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4" draw:text-style-name="P101" xml:id="id4" draw:id="id4" svg:width="1.2315in" svg:height="0.4425in" svg:x="3.6327in" svg:y="0.6035in"><text:p text:style-name="P95"><text:span text:style-name="T33">blobst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5" draw:text-style-name="P101" xml:id="id2" draw:id="id2" svg:width="1.2315in" svg:height="0.4425in" svg:x="1.7217in" svg:y="1.2063in"><text:p text:style-name="P95"><text:span text:style-name="T33">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6" draw:text-style-name="P101" xml:id="id1" draw:id="id1" svg:width="1.2323in" svg:height="0.4425in" svg:x="3.6453in" svg:y="1.2063in"><text:p text:style-name="P95"><text:span text:style-name="T33">webresour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7" draw:text-style-name="P99" draw:type="line" svg:x1="3.6453in" svg:y1="1.4272in" svg:x2="2.9528in" svg:y2="1.4272in" draw:start-shape="id1" draw:start-glue-point="3" draw:end-shape="id2" draw:end-glue-point="1" svg:d="M9259 3625h-1759" svg:viewBox="0 0 1760 2"><text:p/></draw:connector><draw:custom-shape draw:style-name="gr38" draw:text-style-name="P101" svg:width="1.2315in" svg:height="0.4425in" svg:x="1.7217in" svg:y="1.8181in"><text:p text:style-name="P95"><text:span text:style-name="T33">ma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9" draw:text-style-name="P99" draw:type="curve" svg:x1="3.6453in" svg:y1="2.039in" svg:x2="3.0217in" svg:y2="1.5311in" draw:start-shape="id3" draw:start-glue-point="3" svg:d="M9259 5179c-1563 0-773-1290-1584-1290" svg:viewBox="0 0 1586 1291"><text:p/></draw:connector><draw:connector draw:style-name="gr40" draw:text-style-name="P99" draw:type="curve" svg:x1="3.6331in" svg:y1="0.8244in" svg:x2="2.9933in" svg:y2="1.3382in" draw:start-shape="id4" draw:start-glue-point="3" svg:d="M9228 2094c-1595 0-783 1305-1625 1305" svg:viewBox="0 0 1626 1307"><text:p/></draw:connector><draw:custom-shape draw:style-name="gr41" draw:text-style-name="P101" xml:id="id5" draw:id="id5" svg:width="1.5713in" svg:height="0.4425in" svg:x="3.6327in" svg:y="0in"><text:p text:style-name="P95"><text:span text:style-name="T33">cache-memcach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2" draw:text-style-name="P99" draw:type="curve" svg:x1="3.6327in" svg:y1="0.2209in" svg:x2="2.9528in" svg:y2="0.8244in" draw:start-shape="id5" draw:start-glue-point="3" draw:end-shape="id6" draw:end-glue-point="1" svg:d="M9227 561c-1293 0-430 1533-1727 1533" svg:viewBox="0 0 1729 1535"><text:p/></draw:connector></draw:g><text:soft-page-break/></text:p>
      <text:p text:style-name="P1">Clobaframe 主要有如下几个子模块<text:span text:style-name="T21">：</text:span></text:p>
      <text:list xml:id="list4369362895551661328" text:style-name="L30">
        <text:list-item>
          <text:p text:style-name="P44">Query：实现对象集合的条件查询、排序、重组等功能。</text:p>
        </text:list-item>
        <text:list-item>
          <text:p text:style-name="P44">Cache：对缓存服务的统一封装，目前有两个实现：Ehcache 和 Memcached，前者为基于 jvm 内存缓存，虽然可以配置为分布式，不过一般用于开发阶段或者单服务器的生产环境。后者使用 Memcached 服务，有良好的分布式特性，支持Amazon ElastiCache缓存阵列。</text:p>
        </text:list-item>
        <text:list-item>
          <text:p text:style-name="P44">Media：主要由Image,Audio,Video三个小模块组成，Image包含一些常用的图片处理功能，比如缩放、裁剪、加水印等。Audio和Video主要用于提取元数据（Meta Data）</text:p>
        </text:list-item>
        <text:list-item>
          <text:p text:style-name="P45">IO：对二进制数据资源进行封装，同时提供将数据送数据至客户端/浏览器，或者从客户端/浏览器接收数据的功能。</text:p>
        </text:list-item>
        <text:list-item>
          <text:p text:style-name="P46"><text:span text:style-name="T22">Blob Store：储存或读取二进制资源，一般用于将图片/声音/视频等用户资源储存于分布式的储存阵列当中（或者云服务）。</text:span></text:p>
        </text:list-item>
        <text:list-item>
          <text:p text:style-name="P47"><text:span text:style-name="T22">Web Resource：自动管理web application的资源，包括图片/css样式表/js脚本等。</text:span></text:p>
        </text:list-item>
        <text:list-item>
          <text:p text:style-name="P48">Mail： 邮件的发送。</text:p>
        </text:list-item>
      </text:list>
      <text:h text:style-name="P87" text:outline-level="1"><text:bookmark-start text:name="__RefHeading__6885_1452528826"/>使用示例<text:bookmark-end text:name="__RefHeading__6885_1452528826"/></text:h>
      <text:p text:style-name="P3"><text:span text:style-name="T2">Clobaframe 各个模块的详细使用方法可以阅读相关的JavaDoc，或者参考各模块的单元测试的代码。下面简单罗列一下功能及使用示例：</text:span></text:p>
      <text:h text:style-name="Heading_20_2" text:outline-level="2"><text:bookmark-start text:name="__RefHeading__1124_1427197658"/>Query<text:bookmark-end text:name="__RefHeading__1124_1427197658"/></text:h>
      <text:p text:style-name="Text_20_body">考虑有个集合 ‘members’, 它有 4 个对象： </text:p>
      <text:p text:style-name="P11">{id:001, name:hello, gender:m, birth:1990-4-1} </text:p>
      <text:p text:style-name="P11">{id:002, name:world, gender:f, birth:1992-5-1} </text:p>
      <text:p text:style-name="P11"><text:soft-page-break/>{id:003, name:foo, gender:f, birth:1994-8-1} </text:p>
      <text:p text:style-name="P11">{id:004, name:bar, gender:m, birth:1996-1-1} </text:p>
      <text:h text:style-name="Heading_20_3" text:outline-level="3"><text:bookmark-start text:name="__RefHeading__1243_1112260367"/>查询所有 ‘gender’='m’ 的对象<text:bookmark-end text:name="__RefHeading__1243_1112260367"/></text:h>
      <text:p text:style-name="P25">result = SimpleQuery.from(members).whereEquals("gender", "m").list(); </text:p>
      <text:h text:style-name="Heading_20_3" text:outline-level="3"><text:bookmark-start text:name="__RefHeading__1245_1112260367"/>按照 <text:s/>‘birth’ 属性排序并找出第一个对象<text:bookmark-end text:name="__RefHeading__1245_1112260367"/></text:h>
      <text:p text:style-name="P31">result = SimpleQuery.from(members).orderBy("birth").first(); </text:p>
      <text:h text:style-name="Heading_20_3" text:outline-level="3"><text:bookmark-start text:name="__RefHeading__1247_1112260367"/>先按照 ‘gender’ 排序然后再按 ‘birth’ 排序<text:bookmark-end text:name="__RefHeading__1247_1112260367"/></text:h>
      <text:p text:style-name="P30">result = SimpleQuery.from(members)</text:p>
      <text:p text:style-name="P30"><text:tab/>.orderBy("gender")</text:p>
      <text:p text:style-name="P30"><text:tab/>.orderBy("birth")</text:p>
      <text:p text:style-name="P30"><text:tab/>.list(); </text:p>
      <text:h text:style-name="Heading_20_3" text:outline-level="3"><text:bookmark-start text:name="__RefHeading__1249_1112260367"/>查询所有 ‘birth’ 大于 ’1992-1-1′ 并小于 ’1996-1-1′ 的对象<text:bookmark-end text:name="__RefHeading__1249_1112260367"/></text:h>
      <text:p text:style-name="P25">result = SimpleQuery.from(members) </text:p>
      <text:p text:style-name="P25"><text:s text:c="2"/>.whereGreaterThan("birth", date1) </text:p>
      <text:p text:style-name="P25"><text:s text:c="2"/>.whereLessThan("birth", date2) </text:p>
      <text:p text:style-name="P25"><text:s text:c="2"/>.list(); </text:p>
      <text:h text:style-name="Heading_20_3" text:outline-level="3"><text:bookmark-start text:name="__RefHeading__1251_1112260367"/>查询所有 ‘gender’='f’ 的对象然后按照 ‘name’ 排序<text:bookmark-end text:name="__RefHeading__1251_1112260367"/></text:h>
      <text:p text:style-name="P34">result = SimpleQuery.from(members)</text:p>
      <text:p text:style-name="P34"><text:tab/>.whereEquals("gender","f")</text:p>
      <text:p text:style-name="P34"><text:tab/>.orderBy("name")</text:p>
      <text:p text:style-name="P34"><text:tab/>.list(); </text:p>
      <text:h text:style-name="Heading_20_3" text:outline-level="3"><text:bookmark-start text:name="__RefHeading__1253_1112260367"/>查询所有 ‘id’ 大于 ’003′ 或者 ‘name’ 等于 ‘hello’ 的对象<text:bookmark-end text:name="__RefHeading__1253_1112260367"/></text:h>
      <text:p text:style-name="P28">result = SimpleQuery </text:p>
      <text:p text:style-name="P28"><text:soft-page-break/><text:s text:c="2"/>.from(members) </text:p>
      <text:p text:style-name="P28"><text:s text:c="2"/>.where(PredicateFactory.or( </text:p>
      <text:p text:style-name="P28"><text:s text:c="4"/>PredicateFactory.greaterThan("id", "003"), </text:p>
      <text:p text:style-name="P28"><text:s text:c="4"/>PredicateFactory.equals("name", "hello"))) </text:p>
      <text:p text:style-name="P28"><text:s text:c="2"/>.list(); </text:p>
      <text:h text:style-name="Heading_20_3" text:outline-level="3"><text:bookmark-start text:name="__RefHeading__1255_1112260367"/>查询所有 ‘gender’='m’ 的对象，然后返回只包含 'name'属性的新对象<text:bookmark-end text:name="__RefHeading__1255_1112260367"/></text:h>
      <text:p text:style-name="P28"><text:bookmark-start text:name="__DdeLink__105_1385170484"/>result = SimpleQuery.from(members).whereEquals("gender", "m").select(“name”);<text:bookmark-end text:name="__DdeLink__105_1385170484"/></text:p>
      <text:h text:style-name="Heading_20_3" text:outline-level="3"><text:bookmark-start text:name="__RefHeading__1257_1112260367"/>返回所有对象由 'id' 和 'name' 属性组成的新对象<text:bookmark-end text:name="__RefHeading__1257_1112260367"/></text:h>
      <text:p text:style-name="P29">result = SimpleQuery.from(members).whereEquals("gender", "m").select(“id”, “name”);</text:p>
      <text:h text:style-name="Heading_20_2" text:outline-level="2"><text:bookmark-start text:name="__RefHeading__1126_1427197658"/>Cache<text:bookmark-end text:name="__RefHeading__1126_1427197658"/></text:h>
      <text:h text:style-name="Heading_20_3" text:outline-level="3"><text:bookmark-start text:name="__RefHeading__1259_1112260367"/>将字符串压入缓存<text:bookmark-end text:name="__RefHeading__1259_1112260367"/></text:h>
      <text:p text:style-name="P36">cache.put("key001", "foo"); </text:p>
      <text:p text:style-name="P36">cache.put("key002", "bar"); </text:p>
      <text:h text:style-name="P94" text:outline-level="3"><text:bookmark-start text:name="__RefHeading__1261_1112260367"/>从缓存中获取 <text:bookmark-end text:name="__RefHeading__1261_1112260367"/></text:h>
      <text:p text:style-name="P35">String s1 = (String)cache.get("key001"); // s1 will equals "foo" </text:p>
      <text:p text:style-name="P35">String s2 = (String)cache.get("key002"); // s2 will equals "bar" </text:p>
      <text:h text:style-name="Heading_20_3" text:outline-level="3"><text:bookmark-start text:name="__RefHeading__1263_1112260367"/>删除缓存项<text:bookmark-end text:name="__RefHeading__1263_1112260367"/></text:h>
      <text:p text:style-name="P37">cache.delete("key001"); </text:p>
      <text:h text:style-name="Heading_20_2" text:outline-level="2"><text:bookmark-start text:name="__RefHeading__1128_1427197658"/><text:soft-page-break/>Media<text:bookmark-end text:name="__RefHeading__1128_1427197658"/></text:h>
      <text:h text:style-name="Heading_20_3" text:outline-level="3"><text:bookmark-start text:name="__RefHeading__1265_1112260367"/>缩放图片，将图片缩放至 200x200px<text:bookmark-end text:name="__RefHeading__1265_1112260367"/></text:h>
      <text:p text:style-name="P26">File file = new File("..."); </text:p>
      <text:p text:style-name="P26">Image image = <text:span text:style-name="T23">(Image)media</text:span>Factory.make(file); </text:p>
      <text:p text:style-name="P26">Transform transform = imaging.<text:span text:style-name="T23">r</text:span>eize(200, 200); </text:p>
      <text:p text:style-name="P26">Image newimage = imaging.apply(transform); </text:p>
      <text:h text:style-name="Heading_20_3" text:outline-level="3"><text:bookmark-start text:name="__RefHeading__1267_1112260367"/>为图片添加字体为“Arial” 32像素内容为“Watermark ”的蓝色透明度为75%的水印<text:bookmark-end text:name="__RefHeading__1267_1112260367"/></text:h>
      <text:p text:style-name="P39">File file = getFileByName("test.png"); </text:p>
      <text:p text:style-name="P39">Image image = <text:span text:style-name="T23">(Image)media</text:span>Factory.make(file); </text:p>
      <text:p text:style-name="P39">Font font = new Font("Arial", Font.BOLD, 32); </text:p>
      <text:p text:style-name="P39">Composite composite = imaging.<text:span text:style-name="T23">t</text:span>ext("Watermark", font, Color.blue, 100, 100, 0.75F); </text:p>
      <text:p text:style-name="P39">Image newimage = imaging.apply(image, composites); </text:p>
      <text:h text:style-name="Heading_20_2" text:outline-level="2"><text:bookmark-start text:name="__RefHeading__1130_1427197658"/>IO<text:bookmark-end text:name="__RefHeading__1130_1427197658"/></text:h>
      <text:h text:style-name="Heading_20_3" text:outline-level="3"><text:bookmark-start text:name="__RefHeading__1269_1112260367"/>从客户端浏览器接收文件<text:bookmark-end text:name="__RefHeading__1269_1112260367"/></text:h>
      <text:p text:style-name="P38">List&lt;UploadedResourceInfo&gt; resourceInfos = resourceReceiver.receive(request); </text:p>
      <text:p text:style-name="P38">for(UploadedResourceInfo resourceInfo : resourceInfos){ </text:p>
      <text:p text:style-name="P38">if (!resourceInfo.is<text:span text:style-name="T23">FormField</text:span>()){ </text:p>
      <text:p text:style-name="P38"><text:s text:c="4"/>ResourceContent resourceContent = resourceInfo.getContentSnapshot(); </text:p>
      <text:p text:style-name="P38"><text:s text:c="4"/>... </text:p>
      <text:p text:style-name="P38">}else{ </text:p>
      <text:p text:style-name="P38"><text:s text:c="4"/>System.out.println(resourceInfo.getContentAsString()); </text:p>
      <text:p text:style-name="P38">} </text:p>
      <text:p text:style-name="P12"><text:soft-page-break/></text:p>
      <text:h text:style-name="Heading_20_3" text:outline-level="3"><text:bookmark-start text:name="__RefHeading__1271_1112260367"/>发送数据至客户端<text:bookmark-end text:name="__RefHeading__1271_1112260367"/></text:h>
      <text:p text:style-name="P38">Resource resource = ...; </text:p>
      <text:p text:style-name="P38">resourceSender.send(resource, request, response); </text:p>
      <text:h text:style-name="Heading_20_2" text:outline-level="2"><text:bookmark-start text:name="__RefHeading__1132_1427197658"/>Blob Store<text:bookmark-end text:name="__RefHeading__1132_1427197658"/></text:h>
      <text:p text:style-name="P56">对于 BlobStore 来说，资源使用一个惟一码来标识和访问，资源之间没有目录层次结构。另外资源可以分别储存于不同的集合当中，每个集合称之为“Repository”。分集合储存资源的一个好处是可以对资源的性质进行分类管理，比如把用户的临时文件放在某一个repository当中，在系统维护阶段可以将这个repository进行清空操作。</text:p>
      <text:p text:style-name="P57">[TODO::更新本章节的内容]</text:p>
      <text:h text:style-name="Heading_20_3" text:outline-level="3"><text:bookmark-start text:name="__RefHeading__1273_1112260367"/>储存资源<text:bookmark-end text:name="__RefHeading__1273_1112260367"/></text:h>
      <text:p text:style-name="P83">InputStream in = ... </text:p>
      <text:p text:style-name="P83">BlobKey blobKey = new BlobKey("bucket001", "key-001"); // make sure the "bucket001" bucket has already exists. </text:p>
      <text:p text:style-name="P83">BlobInfo blobInfo = blobInfoFactory.createBlobInfo(blobKey, data.length, "image/jpeg", in); </text:p>
      <text:p text:style-name="P83">blobstore.put(blobInfo); </text:p>
      <text:h text:style-name="Heading_20_3" text:outline-level="3"><text:bookmark-start text:name="__RefHeading__1275_1112260367"/>获取指定资源 <text:bookmark-end text:name="__RefHeading__1275_1112260367"/></text:h>
      <text:p text:style-name="P84">BlobKey blobKey = new BlobKey("bucketName", "key-002"); </text:p>
      <text:p text:style-name="P84">BlobInfo blobInfo = blobstore.get(blobKey); </text:p>
      <text:p text:style-name="P84">BlobContent blobContent = blobInfo.getContentSnapshot(); </text:p>
      <text:p text:style-name="P84">InputStream in = blobContent.getInputStream(); </text:p>
      <text:p text:style-name="P84">... </text:p>
      <text:p text:style-name="P84">blobContent.close(); </text:p>
      <text:h text:style-name="Heading_20_3" text:outline-level="3"><text:bookmark-start text:name="__RefHeading__1277_1112260367"/><text:soft-page-break/>删除指定资源<text:bookmark-end text:name="__RefHeading__1277_1112260367"/></text:h>
      <text:p text:style-name="P86">BlobKey blobKey = new BlobKey("bucketName", "key-003"); </text:p>
      <text:p text:style-name="P86">blobstore.delete(blobKey); </text:p>
      <text:h text:style-name="Heading_20_3" text:outline-level="3"><text:bookmark-start text:name="__RefHeading__1279_1112260367"/>列举资源 <text:bookmark-end text:name="__RefHeading__1279_1112260367"/></text:h>
      <text:p text:style-name="P84">BlobKey blobKeyPrefix = new BlobKey("bucketName", "key-"); </text:p>
      <text:p text:style-name="P84">PartialCollection blobs1 = blobstore.list(blobKeyPrefix); </text:p>
      <text:p text:style-name="P84">... </text:p>
      <text:p text:style-name="P84">while (blobs1.hasMore()){ </text:p>
      <text:p text:style-name="P84"><text:s text:c="4"/>PartialCollection blobs2 = blobstore.listNext(blobs) </text:p>
      <text:p text:style-name="P84"><text:s text:c="4"/>... </text:p>
      <text:p text:style-name="P85">} </text:p>
      <text:h text:style-name="Heading_20_2" text:outline-level="2"><text:bookmark-start text:name="__RefHeading__1134_1427197658"/>Web Resource<text:bookmark-end text:name="__RefHeading__1134_1427197658"/></text:h>
      <text:p text:style-name="Text_20_body">该模块能自动化管理所有 web 资源的版本问题，同时还提供了自动替换css样式表当中的资源路径。比如现有样式表 "common.css" 和图片"logo.png"：</text:p>
      <text:p text:style-name="P32">#button { </text:p>
      <text:p text:style-name="P32"><text:s text:c="4"/>background: url("../<text:span text:style-name="T31">image/</text:span>logo.png") no-repeat 0px 0px; </text:p>
      <text:p text:style-name="P32">} </text:p>
      <text:p text:style-name="P33"><text:span text:style-name="T3"><text:tab/>其中的 “../</text:span><text:span text:style-name="T4">image/logo.png” 将会自动替换为实际 url 地址</text:span>。</text:p>
      <text:h text:style-name="Heading_20_3" text:outline-level="3"><text:bookmark-start text:name="__RefHeading__1281_1112260367"/>根据资源名称获取资源对象<text:bookmark-end text:name="__RefHeading__1281_1112260367"/></text:h>
      <text:p text:style-name="P27">WebResourceInfo resource = webResourceService.getResource("main.css"); </text:p>
      <text:p text:style-name="P27">// get the resource location </text:p>
      <text:p text:style-name="P27">String url = webResourceService.getLocation(resource); </text:p>
      <text:p text:style-name="P27">// or </text:p>
      <text:p text:style-name="P27">String url = webResourceService.getLocation("main.css"); </text:p>
      <text:h text:style-name="Heading_20_3" text:outline-level="3"><text:bookmark-start text:name="__RefHeading__1283_1112260367"/><text:soft-page-break/>发送指定资源给客户端<text:bookmark-end text:name="__RefHeading__1283_1112260367"/></text:h>
      <text:p text:style-name="P40">webResourceSender.send("main.css", request, response); </text:p>
      <text:h text:style-name="P93" text:outline-level="2">Mail</text:h>
      <text:p text:style-name="Standard">用于发送纯文本或者HTML格式邮件，支持邮件模板。</text:p>
      <text:p text:style-name="Text_20_body"/>
      <text:h text:style-name="Heading_20_1" text:outline-level="1"><text:bookmark-start text:name="__RefHeading__1138_1427197658"/>Clobaframe 的配置文件<text:bookmark-end text:name="__RefHeading__1138_1427197658"/></text:h>
      <text:p text:style-name="P18"><text:span text:style-name="T6">Clobaframe 的默认配置文件为 clobaframe.properties，并由 Spring Framework 以 </text:span><text:bookmark-start text:name="__DdeLink__1306_1092181233"/><text:span text:style-name="T6">PropertyPlaceholderConfigurer</text:span><text:bookmark-end text:name="__DdeLink__1306_1092181233"/><text:span text:style-name="T6"> 的形式引入项目，配置文件的内容可以根据所用到的子模块进行增减。配置内容也可以存在于其他属性文件，只要由 <text:s/>PropertyPlaceholderConfigurer 引入项目即可。</text:span></text:p>
      <text:p text:style-name="P19"><text:tab/>对于配置内容中的资源路径表示方法，由于采用了 Spring Framework，所以有两种形式：</text:p>
      <text:list xml:id="list4768635633570258723" text:style-name="L32">
        <text:list-item>
          <text:p text:style-name="P54">classpath:some.package.name.subname</text:p>
        </text:list-item>
        <text:list-item>
          <text:p text:style-name="P54">file:path/relate/to/src/folder</text:p>
        </text:list-item>
      </text:list>
      <text:p text:style-name="P24"><text:tab/>如果省略 <text:span text:style-name="T6">classpath: 或者 file: 前缀，则由当前项目运行时的 Application Context 的类型决定，比如在单元测试环境下默认的是 file，而在 Servlet 容器当中，默认的是 classpath。因此建议不要省略路径前缀。</text:span></text:p>
      <text:p text:style-name="P55"><text:tab/>下面是主要的配置项及其作用：</text:p>
      <text:p text:style-name="P57">[TODO::更新本章节的内容]</text:p>
      <text:p text:style-name="P58">cache.agent=memcached</text:p>
      <text:p text:style-name="P59"><text:span text:style-name="T7">#指定cahce使用的实现的名称，目前有3个实现：null，ehcache，memcached。第一个用于禁用缓存，一般用于单元测试阶段，第二个用于开发环境或者单服务器，第三个用于生产环境或者多服务器。</text:span></text:p>
      <text:p text:style-name="P60"/>
      <text:p text:style-name="P58">cache.memcached.servers=127.0.0.1:11211</text:p>
      <text:p text:style-name="P61"><text:span text:style-name="T7">#指定 memcached 的服务器地址及其服务端口，多个cache服务器可以使用逗号分隔，比如：'host1:11211,host2:11211,host3:11211'</text:span></text:p>
      <text:p text:style-name="P60"/>
      <text:p text:style-name="P60"><text:soft-page-break/>cache.memcached.protocol=BINARY</text:p>
      <text:p text:style-name="P61"><text:span text:style-name="T7">#指定memcached 的通信协议，使用BINARY可以提高更好的性能，详细文档参考memcached。</text:span></text:p>
      <text:p text:style-name="P60"/>
      <text:p text:style-name="P58">cache.ehcache.region=common</text:p>
      <text:p text:style-name="P61"><text:span text:style-name="T7">#指定encache服务当中用于cache的域的名称。因为encache服务可能会配置有多个域，有些域可能用于其他服务（比如 hibernate二级缓存），因此需要在此指定用于coapframe cache服务的域的名称。</text:span></text:p>
      <text:p text:style-name="P60"/>
      <text:p text:style-name="P60">cache.ehcache.configuration=classpath:ehcache.xml</text:p>
      <text:p text:style-name="P61"><text:span text:style-name="T7">#指定encache的配置文件名称</text:span></text:p>
      <text:p text:style-name="P60"/>
      <text:p text:style-name="P62"><text:span text:style-name="T24">media</text:span>.maxHandleSize=2048</text:p>
      <text:p text:style-name="P59"><text:span text:style-name="T7">#指定 media最大能处理的媒体的大小，单位为KB，用于防止待处理的比如图片、音频、视频等过大以致消耗过多的内存资源。</text:span></text:p>
      <text:p text:style-name="P63"/>
      <text:p text:style-name="P64">blobstore.agent=local</text:p>
      <text:p text:style-name="P66"><text:span text:style-name="T7">#指定 blobstore 使用的实现的名称，Clobaframe自带一个本地实现，使用本地硬盘作为 blobstore 的数据储存方式，由于本地硬盘不易于动态扩展容量而且不支持指定的meta data和content type（mime type名称），所以只能用于开发和调试阶段。如果需要使用云存储服务（比如Amazon S3），可以查看另一个项目clobaframe-amazon。</text:span></text:p>
      <text:p text:style-name="P65"/>
      <text:p text:style-name="P58">blobstore.local.path=file:/home/arch/blobstore</text:p>
      <text:p text:style-name="P65">#本地储存的目录，如果采用相对路径，在 web application 当中这个路径是相对于'src/main/webapp'目录的路径。建议写成绝对路径。</text:p>
      <text:p text:style-name="P68"/>
      <text:p text:style-name="P58"><text:span text:style-name="T24">io</text:span>.maxUploadSize=1024</text:p>
      <text:p text:style-name="P69">#指定webio最大支持上传数据的大小，单位为KB。通过此项配置可以防止用户上传过大的数据/文件导<text:soft-page-break/>致服务器内存消耗。</text:p>
      <text:p text:style-name="P69"/>
      <text:p text:style-name="P69">webresource.strategy=local</text:p>
      <text:p text:style-name="P71"><text:span text:style-name="T8">#指定webresource使用的实现的名称。目前有2个实现：local和blobstore。第一个使用本地硬盘储存web资源（图片、样式表和脚本等），这个实现要求web application增加一个URL路由负责发送资源数据，因此适用于开发或者单服务器环境。第二个使用 Blobstore储存web资源，将web资源交由Blobstore 托管可以有效减轻服务器的负担，并且可以通过设置CDN（比如Amazon CloudFront）将web资源较快速地发送给用户浏览器。</text:span></text:p>
      <text:p text:style-name="P72"/>
      <text:p text:style-name="P69">webresource.cacheSeconds=0</text:p>
      <text:p text:style-name="P73">#指定资源的缓存时间间隔，单位为秒。设置为0表示不使用缓存（仅适合用于开发阶段）；设置为负数（如-1）表示总是缓存；在生产环境中一般取30～60之间的数值即可。</text:p>
      <text:p text:style-name="P70"/>
      <text:p text:style-name="P69">webresource.local.path=file:src/test/resources/sample/web</text:p>
      <text:p text:style-name="P75"><text:span text:style-name="T9">#指定web资源的路径。</text:span></text:p>
      <text:p text:style-name="P72"/>
      <text:p text:style-name="P69">webresource.local.location=/web/</text:p>
      <text:p text:style-name="P74">#指定访问web资源的URL路由。</text:p>
      <text:p text:style-name="P73"/>
      <text:p text:style-name="P76">webresource.<text:span text:style-name="T10">blobstore</text:span>.bucketName=test-clobaframe-bucket</text:p>
      <text:p text:style-name="P76">#指定当使用<text:span text:style-name="T12">Blobstore</text:span>托管web资源时所采用的bucket的名称</text:p>
      <text:p text:style-name="P76"/>
      <text:p text:style-name="P77">webresource.<text:span text:style-name="T10">blobstore</text:span>.keyNamePrefix=r-</text:p>
      <text:p text:style-name="P78">#储存于<text:span text:style-name="T12">Blobstore</text:span>的资源的名称的前缀。</text:p>
      <text:p text:style-name="P79"/>
      <text:p text:style-name="P77">webresource.<text:span text:style-name="T10">blobstore</text:span>.location=https://s3.amazonaws.com/test-clobaframe-bucket/</text:p>
      <text:p text:style-name="P79"><text:soft-page-break/>#web资源的访问URL。</text:p>
      <text:p text:style-name="P79"/>
      <text:p text:style-name="P77">webresource.<text:span text:style-name="T10">blobstore</text:span>.sync=true</text:p>
      <text:p text:style-name="P78">#是否每次启动应用程序都同步储存于<text:span text:style-name="T12">Blobstore</text:span>的web资源。</text:p>
      <text:p text:style-name="P76"/>
      <text:p text:style-name="P77">webresource.<text:span text:style-name="T10">blobstore</text:span>.autoCreateBucket=true</text:p>
      <text:p text:style-name="P76">#在同步的时候，如果指定bucket不存在，是否自动创建bucket。</text:p>
      <text:p text:style-name="P76"/>
      <text:p text:style-name="P77">webresource.<text:span text:style-name="T10">blobstore</text:span>.deleteNoneExists=true</text:p>
      <text:p text:style-name="P76">#同步时是否删除已经不再存在的web资源，即位于本地的已经被删除的资源。</text:p>
      <text:p text:style-name="P76"/>
      <text:p text:style-name="P67">mail.agent=null</text:p>
      <text:p text:style-name="P80">#发送邮件的实现的名称，目前的实现有：null，<text:span text:style-name="T12">smtp</text:span></text:p>
      <text:p text:style-name="P80"/>
      <text:p text:style-name="P82">mail.smtp.host=smtp.gmail.com</text:p>
      <text:p text:style-name="P82">mail.smtp.port=587</text:p>
      <text:p text:style-name="P82">mail.smtp.tls=true</text:p>
      <text:p text:style-name="P80">mail.<text:span text:style-name="T12">smtp</text:span>.loginName=<text:span text:style-name="T13">test</text:span>@gmail.com</text:p>
      <text:p text:style-name="P81">mail.<text:span text:style-name="T12">smtp</text:span>.loginPassword=no</text:p>
      <text:p text:style-name="P81">mail.<text:span text:style-name="T12">smtp</text:span>.fromAddress=<text:span text:style-name="T13">test</text:span>@gmail.com</text:p>
      <text:h text:style-name="Heading_20_1" text:outline-level="1"><text:bookmark-start text:name="__RefHeading__1140_1427197658"/>编译、测试和安装 <text:bookmark-end text:name="__RefHeading__1140_1427197658"/></text:h>
      <text:p text:style-name="Text_20_body">编译需要如下软件和工具：</text:p>
      <text:list xml:id="list6370395186374799336" text:style-name="L33">
        <text:list-item>
          <text:p text:style-name="P49">Java SDK 6+</text:p>
        </text:list-item>
        <text:list-item>
          <text:p text:style-name="P50">Apache Maven 3</text:p>
        </text:list-item>
      </text:list>
      <text:p text:style-name="Text_20_body"/>
      <text:p text:style-name="Text_20_body"><text:soft-page-break/>运行单元测试还需要：</text:p>
      <text:list xml:id="list2013603018688831055" text:style-name="L34">
        <text:list-item>
          <text:p text:style-name="P51">Memcached</text:p>
        </text:list-item>
      </text:list>
      <text:p text:style-name="Standard"/>
      <text:h text:style-name="Heading_20_2" text:outline-level="2"><text:bookmark-start text:name="__RefHeading__6887_1452528826"/>检出源代码<text:bookmark-end text:name="__RefHeading__6887_1452528826"/></text:h>
      <text:p text:style-name="P21">建议把源码检出到如下目录：</text:p>
      <text:p text:style-name="P21"><text:tab/>~/projects/archboy/clobaframe</text:p>
      <text:h text:style-name="Heading_20_2" text:outline-level="2"><text:bookmark-start text:name="__RefHeading__6889_1452528826"/>配置Apache Maven <text:span text:style-name="T14">3</text:span><text:bookmark-end text:name="__RefHeading__6889_1452528826"/></text:h>
      <text:p text:style-name="P5">Maven 是项目管理和构建工具，Clobaframe项目使用Maven管理和编译。在Linux环境下一般能从各个发行版自身的包管理工具直接安装。比如在 ArchLinux 下运行如下命令：</text:p>
      <text:p text:style-name="P5"><text:tab/><text:span text:style-name="T14">$ sudo pacman -S maven</text:span></text:p>
      <text:p text:style-name="P7"/>
      <text:p text:style-name="P5"><text:span text:style-name="T14">除此之外也可以从官方网站下载安装，官方网站是 </text:span><text:a xlink:type="simple" xlink:href="http://maven.apache.org/" text:style-name="Internet_20_link" text:visited-style-name="Visited_20_Internet_20_Link"><text:span text:style-name="T14">http://maven.apache.org/</text:span></text:a><text:span text:style-name="T14">。下载已编译的版本然后解压到任意目录，比如 ~/programs/maven。然后在 ~/.bashrc 配置文件里加入如下环境变量：</text:span></text:p>
      <text:p text:style-name="P7"><text:tab/>export M2_HOME=~/programs/maven</text:p>
      <text:p text:style-name="P7"><text:tab/>export PATH=$PATH:$M2_HOME/bin</text:p>
      <text:p text:style-name="P7"/>
      <text:p text:style-name="P7">使用 source 命令加载新环境配置</text:p>
      <text:p text:style-name="P7"><text:tab/>$ source ~/.bashrc</text:p>
      <text:p text:style-name="P7"/>
      <text:p text:style-name="P7">然后转到任意一个目录，运行如下命令，如果出现正确的版本信息则说明Maven已经配置成功。</text:p>
      <text:p text:style-name="P7"><text:tab/>$ mvn -v</text:p>
      <text:h text:style-name="Heading_20_2" text:outline-level="2"><text:bookmark-start text:name="__RefHeading__6891_1452528826"/>配置memcached<text:bookmark-end text:name="__RefHeading__6891_1452528826"/></text:h>
      <text:p text:style-name="P4">可以使用各个发行版的包管理器安装 memcached ，如在 Arch Linux下执行：</text:p>
      <text:p text:style-name="P4"><text:tab/>$ sudo pacman -S memcached</text:p>
      <text:p text:style-name="P4"/>
      <text:p text:style-name="P4">建议设置memcached以系统守护程序（daemon）形式启动，免去每次运行开发或者调试都要手动启动 memcached 的麻烦，比如，假设操作系统使用 systemd 管理系统守护程序，则执行：</text:p>
      <text:p text:style-name="P4"><text:tab/><text:bookmark-start text:name="__DdeLink__1532_1067080178"/>$ sudo systemctl enable memcached.service<text:bookmark-end text:name="__DdeLink__1532_1067080178"/></text:p>
      <text:p text:style-name="P4"><text:soft-page-break/><text:tab/>$ sudo systemctl start memcached.service</text:p>
      <text:p text:style-name="P4"/>
      <text:p text:style-name="P4">memcached 默认监听tcp端口 11211，可以通过检查11211端口是否打开以判断服务是否正常运行：</text:p>
      <text:p text:style-name="P4"><text:tab/>$ netstat -nat|grep 11211</text:p>
      <text:h text:style-name="P90" text:outline-level="2"><text:bookmark-start text:name="__RefHeading__9543_1452528826"/>创建本地 blob<text:span text:style-name="T18">store目录</text:span><text:bookmark-end text:name="__RefHeading__9543_1452528826"/></text:h>
      <text:p text:style-name="Standard"><text:tab/><text:span text:style-name="T19">blobstore模块的单元测试默认配置</text:span>使用本地的 blobstore 实现<text:span text:style-name="T15">。而</text:span>本地 blobstore 默认使用目录 /var/<text:span text:style-name="T17">lib/clobaframe</text:span> 储存数据<text:span text:style-name="T15">，所以需要手动创建这个目录，另外还需要把该目录的拥有者和组更改为当前用户以及所属的组，否则测试会因为没有文件访问权限而失败。</text:span></text:p>
      <text:h text:style-name="Heading_20_2" text:outline-level="2"><text:bookmark-start text:name="__RefHeading__1142_1427197658"/>编译<text:bookmark-end text:name="__RefHeading__1142_1427197658"/></text:h>
      <text:p text:style-name="P6"><text:span text:style-name="T11">在源码的首层目录，使用如下命令编译：</text:span></text:p>
      <text:p text:style-name="P8"><text:tab/>$ mvn clean compile</text:p>
      <text:h text:style-name="P92" text:outline-level="2"><text:bookmark-start text:name="__RefHeading__1285_1112260367"/>运行单元测试<text:bookmark-end text:name="__RefHeading__1285_1112260367"/></text:h>
      <text:p text:style-name="P9"><text:span text:style-name="T11">在源码的首层目录，使用如下命令进行单元测试</text:span>：</text:p>
      <text:p text:style-name="P8"><text:tab/>$ mvn test</text:p>
      <text:p text:style-name="P8"/>
      <text:p text:style-name="P8">如果看到成功信息，则说明测试已通过，然后继续进行下一步。</text:p>
      <text:h text:style-name="P91" text:outline-level="2"><text:bookmark-start text:name="__RefHeading__6895_1452528826"/>打包<text:bookmark-end text:name="__RefHeading__6895_1452528826"/></text:h>
      <text:p text:style-name="Text_20_body"><text:bookmark-start text:name="__DdeLink__785_809320211"/>在源码的首层目录，使用如下命令编译<text:span text:style-name="T11">并打包</text:span>：<text:bookmark-end text:name="__DdeLink__785_809320211"/></text:p>
      <text:p text:style-name="Text_20_body"><text:tab/>$ mvn clean package -DskipTests=true </text:p>
      <text:p text:style-name="Text_20_body"/>
      <text:p text:style-name="Text_20_body">然后将会得到如下库文件： </text:p>
      <text:p text:style-name="Text_20_body"><text:tab/>./clobaframe-<text:span text:style-name="T28">xxx</text:span>/target/clobaframe-<text:span text:style-name="T28">xxx</text:span>-2.<text:span text:style-name="T12">3</text:span>.jar </text:p>
      <text:p text:style-name="Text_20_body"><text:bookmark-start text:name="__DdeLink__789_809320211"/>你可以按需要将库文件拷贝到你的项目的CLASS_PATH之下，如果你的项目也是使用 Maven 管理和构建的，则最佳实践应该是将库安装到 Maven 本地库<text:span text:style-name="T28">（见5.9）</text:span>。<text:bookmark-end text:name="__DdeLink__789_809320211"/></text:p>
      <text:h text:style-name="Heading_20_2" text:outline-level="2"><text:bookmark-start text:name="__RefHeading__6897_1452528826"/><text:soft-page-break/>生成 <text:span text:style-name="T11">JavaDoc</text:span><text:bookmark-end text:name="__RefHeading__6897_1452528826"/></text:h>
      <text:p text:style-name="P20">如果你需要库的文档 JavaDoc，则运行如下命令：</text:p>
      <text:p text:style-name="P20"><text:tab/>$ mvn clean javadoc:jar </text:p>
      <text:p text:style-name="P20">然后你将得到如下的文档包：</text:p>
      <text:p text:style-name="P20"><text:tab/>./clobaframe-<text:span text:style-name="T28">xxx</text:span>/target/clobaframe-<text:span text:style-name="T28">xxx</text:span>-2.<text:span text:style-name="T12">3</text:span>-javadoc.jar </text:p>
      <text:h text:style-name="Heading_20_2" text:outline-level="2"><text:bookmark-start text:name="__RefHeading__1144_1427197658"/>安装<text:span text:style-name="T28">jar</text:span>库<text:span text:style-name="T11">到Maven本地仓库</text:span><text:bookmark-end text:name="__RefHeading__1144_1427197658"/></text:h>
      <text:p text:style-name="Text_20_body">在源码的首层目录，使用如下命令编译<text:span text:style-name="T28">、</text:span>打包并安装到Maven本地库：</text:p>
      <text:p text:style-name="Text_20_body"><text:tab/>$ mvn clean install -DskipTests=true </text:p>
      <text:p text:style-name="Text_20_body">使用如下命令可以同时安装项目的 JavaDoc 和 源代码 到 Maven 本地仓库：</text:p>
      <text:p text:style-name="Text_20_body"><text:tab/>$ mvn clean javadoc:jar source:jar install -DskipTests=true</text:p>
      <text:h text:style-name="Heading_20_1" text:outline-level="1"><text:bookmark-start text:name="__RefHeading__1148_1427197658"/>在项目中使用 Clobaframe<text:bookmark-end text:name="__RefHeading__1148_1427197658"/></text:h>
      <text:p text:style-name="Text_20_body">首先你需要按照上一节的方法编译得到库文件，然后按需要将库文件拷贝到你的项目的CLASS_PATH之下或者安装到 Maven 本地库。</text:p>
      <text:p text:style-name="P20"><text:span text:style-name="T16">1、</text:span>然后打开你的项目的 pom.xml 文件，添加C<text:span text:style-name="T29">l</text:span>o<text:span text:style-name="T29">ba</text:span>frame的依赖项，如：</text:p>
      <text:p text:style-name="P14"/>
      <text:p text:style-name="P14">&lt;dependencies&gt; </text:p>
      <text:p text:style-name="P15"><text:tab/>&lt;!-- <text:span text:style-name="T13">C</text:span>lobaframe --&gt; </text:p>
      <text:p text:style-name="P15"><text:tab/>&lt;dependency&gt; </text:p>
      <text:p text:style-name="P15"><text:tab/><text:tab/>&lt;groupId&gt;org.<text:span text:style-name="T13">archboy</text:span>.clobaframe&lt;/groupId&gt; </text:p>
      <text:p text:style-name="P15"><text:tab/><text:tab/>&lt;artifactId&gt;clobaframe-query&lt;/artifactId&gt; </text:p>
      <text:p text:style-name="P16"><text:bookmark-start text:name="__DdeLink__787_809320211"/><text:span text:style-name="T5"><text:tab/><text:tab/>&lt;version&gt;2.3&lt;/version&gt;</text:span><text:bookmark-end text:name="__DdeLink__787_809320211"/></text:p>
      <text:p text:style-name="P15"><text:tab/>&lt;/dependency&gt; </text:p>
      <text:p text:style-name="P15"/>
      <text:p text:style-name="P15"><text:tab/>&lt;dependency&gt; </text:p>
      <text:p text:style-name="P15"><text:tab/><text:tab/>&lt;groupId&gt;org.<text:span text:style-name="T13">archboy</text:span>.clobaframe&lt;/groupId&gt; </text:p>
      <text:p text:style-name="P15"><text:soft-page-break/><text:tab/><text:tab/>&lt;artifactId&gt;clobaframe-<text:span text:style-name="T29">media</text:span>&lt;/artifactId&gt; </text:p>
      <text:p text:style-name="P16"><text:span text:style-name="T5"><text:tab/><text:tab/>&lt;version&gt;2.3&lt;/version&gt;</text:span></text:p>
      <text:p text:style-name="P15"><text:tab/>&lt;/dependency&gt;</text:p>
      <text:p text:style-name="P14"><text:s text:c="4"/>...... </text:p>
      <text:p text:style-name="P14">&lt;/dependencies&gt; </text:p>
      <text:p text:style-name="P14"/>
      <text:p text:style-name="P20"><text:span text:style-name="T16">2、</text:span>接下来在你的项目（必须是Spring Framework IoC的项目）的 applicationContext.xml 内增加对 org.archboy.clobaframe 的自动扫描，如：</text:p>
      <text:p text:style-name="P22">&lt;context:component-scan base-package="</text:p>
      <text:p text:style-name="P22"><text:tab/><text:tab/>org.archboy.clobaframe"&gt;</text:p>
      <text:p text:style-name="P22"><text:tab/><text:tab/>&lt;context:include-filter type="annotation" expression="org.aspectj.lang.annotation.Aspect"/&gt;</text:p>
      <text:p text:style-name="P22"><text:tab/>&lt;/context:component-scan&gt;</text:p>
      <text:p text:style-name="Text_20_body"/>
      <text:p text:style-name="Text_20_body"><text:span text:style-name="T16">3</text:span>、按照文档配置好 clobaframe.properties。</text:p>
      <text:p text:style-name="Text_20_body"><text:span text:style-name="T16">4</text:span>、使用 @Autowired 或者 @Inject 标注引用各个模块的主要接口，比如使用 Cache 模块：</text:p>
      <text:p text:style-name="P41">@Service public class MyService { </text:p>
      <text:p text:style-name="P41"><text:tab/>@Autowired </text:p>
      <text:p text:style-name="P41"><text:tab/>private Cache cache; </text:p>
      <text:p text:style-name="P41"><text:tab/>public void test() { </text:p>
      <text:p text:style-name="P41"><text:tab/><text:tab/>String key = "key001"; </text:p>
      <text:p text:style-name="P41"><text:tab/><text:tab/>cache.put(key, "FOO"); </text:p>
      <text:p text:style-name="P41"><text:tab/><text:tab/>String result = cache.get(key); </text:p>
      <text:p text:style-name="P41"><text:tab/><text:tab/>if (result.equals("FOO")){ </text:p>
      <text:p text:style-name="P41"><text:tab/><text:tab/> <text:s text:c="3"/>System.out.println("It works"); </text:p>
      <text:p text:style-name="P41"><text:tab/><text:tab/>} </text:p>
      <text:p text:style-name="P41"><text:tab/><text:tab/>cache.delete(key); </text:p>
      <text:p text:style-name="P41"><text:tab/>} </text:p>
      <text:p text:style-name="P41"><text:soft-page-break/>}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Mono" svg:font-family="'Droid Sans Mono'" style:font-family-generic="swiss" style:font-pitch="fixed"/>
    <style:font-face style:name="WenQuanYi Micro Hei" svg:font-family="'WenQuanYi Micro Hei'" style:font-adornments="标准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ans" fo:font-family="'DejaVu Sans'" style:font-style-name="Book" style:font-family-generic="swiss" style:font-pitch="variable" fo:font-size="12pt" style:font-name-asian="WenQuanYi Micro Hei" style:font-family-asian="'WenQuanYi Micro Hei'" style:font-style-name-asian="标准" style:font-pitch-asian="variabl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DejaVu Sans" fo:font-family="'DejaVu Sans'" style:font-style-name="Book" style:font-family-generic="swiss" style:font-pitch="variable" fo:font-size="12pt" style:font-name-asian="WenQuanYi Micro Hei" style:font-family-asian="'WenQuanYi Micro Hei'" style:font-style-name-asian="标准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FreeSans2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 </meta:initial-creator>
    <meta:creation-date>2012-09-28T16:42:59</meta:creation-date>
    <dc:date>2015-04-06T03:38:06.379971864</dc:date>
    <meta:editing-duration>PT10H58M</meta:editing-duration>
    <meta:editing-cycles>68</meta:editing-cycles>
    <meta:generator>LibreOffice/4.4.1.2$Linux_X86_64 LibreOffice_project/40m0$Build-2</meta:generator>
    <meta:document-statistic meta:table-count="0" meta:image-count="0" meta:object-count="0" meta:page-count="17" meta:paragraph-count="294" meta:word-count="3856" meta:character-count="10945" meta:non-whitespace-character-count="10224"/>
  </office:meta>
</office:document-meta>
</file>